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9B12E0F1.png" manifest:media-type="image/png"/>
  <manifest:file-entry manifest:full-path="Pictures/100002010000009600000096A43ECDD3.png" manifest:media-type="image/png"/>
  <manifest:file-entry manifest:full-path="Pictures/100000000000067A000002F893000C02.png" manifest:media-type="image/png"/>
  <manifest:file-entry manifest:full-path="Pictures/1000020100000096000000969FFD527E.png" manifest:media-type="image/png"/>
  <manifest:file-entry manifest:full-path="Pictures/10000201000002F600000206ADF2004F.png" manifest:media-type="image/png"/>
  <manifest:file-entry manifest:full-path="Pictures/100002010000009600000096822B6088.png" manifest:media-type="image/png"/>
  <manifest:file-entry manifest:full-path="Pictures/10000000000002CB000001B416B1266E.png" manifest:media-type="image/png"/>
  <manifest:file-entry manifest:full-path="Pictures/10000000000003E8000003E868F4AC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14cm, 0cm, 2.816cm, 0cm)" draw:image-opacity="100%" style:mirror="non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634cm" fo:min-width="0cm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55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2.545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7" style:family="graphic">
      <style:graphic-properties svg:stroke-color="#000000" draw:fill-color="#ffffff" draw:textarea-vertical-align="middle" draw:auto-grow-height="false" fo:min-height="2.748cm" fo:min-width="3.101cm"/>
    </style:style>
    <style:style style:name="gr8" style:family="graphic">
      <style:graphic-properties style:protect="size"/>
    </style:style>
    <style:style style:name="pr1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center"/>
      <style:text-properties fo:color="#000000"/>
    </style:style>
    <style:style style:name="P3" style:family="paragraph">
      <style:text-properties fo:font-size="35pt"/>
    </style:style>
    <style:style style:name="P4" style:family="paragraph">
      <style:text-properties fo:font-size="35pt" style:font-size-asian="35pt" style:font-size-complex="35pt"/>
    </style:style>
    <style:style style:name="P5" style:family="paragraph">
      <style:text-properties fo:font-size="20pt"/>
    </style:style>
    <style:style style:name="T1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Mise en page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Mise en page" svg:width="1cm" svg:height="3.5cm" draw:transform="rotate (0.750142512507163) translate (11.4cm 13.2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6cm" svg:height="2.368cm" svg:x="14.518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custom-shape draw:style-name="gr5" draw:text-style-name="P2" draw:layer="Mise en page" svg:width="1.003cm" svg:height="3.489cm" draw:transform="skewX (-0.000523598775598261) rotate (-0.882962068583931) translate (19.294cm 12.8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585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3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585cm">
          <draw:text-box>
            <text:p text:style-name="P3"><text:span text:style-name="T1">DATA</text:span></text:p>
          </draw:text-box>
        </draw:frame>
        <draw:custom-shape draw:style-name="gr7" draw:text-style-name="P1" draw:layer="Mise en page" svg:width="3.601cm" svg:height="2.997cm" draw:transform="rotate (-3.1401963901882) translate (17.503cm 20.195cm)">
          <text:p/>
          <draw:enhanced-geometry svg:viewBox="0 0 21600 21600" draw:mirror-horizontal="false" draw:mirror-vertical="false" draw:text-areas="0 0 21600 21600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Mise en page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Mise en page" svg:width="1cm" svg:height="3.5cm" draw:transform="rotate (0.750142512507163) translate (11.4cm 13.2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custom-shape draw:style-name="gr5" draw:text-style-name="P2" draw:layer="Mise en page" svg:width="1.003cm" svg:height="3.489cm" draw:transform="skewX (-0.000523598775598261) rotate (-0.882962068583931) translate (19.294cm 12.8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585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3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585cm">
          <draw:text-box>
            <text:p text:style-name="P3"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Mise en page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frame draw:style-name="gr6" draw:text-style-name="P4" draw:layer="layout" svg:width="6.2cm" svg:height="1.631cm" svg:x="20cm" svg:y="9.585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3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585cm">
          <draw:text-box>
            <text:p text:style-name="P3"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frame draw:style-name="gr6" draw:text-style-name="P4" draw:layer="layout" svg:width="6.2cm" svg:height="1.631cm" svg:x="20cm" svg:y="9.585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3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585cm">
          <draw:text-box>
            <text:p text:style-name="P3"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6" draw:text-style-name="P4" draw:layer="layout" svg:width="6.2cm" svg:height="1.631cm" svg:x="20cm" svg:y="9.585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3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585cm">
          <draw:text-box>
            <text:p text:style-name="P3"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Carrignon</meta:initial-creator>
    <meta:creation-date>2016-05-16T14:01:22.822652526</meta:creation-date>
    <dc:date>2016-05-19T09:28:47.446745976</dc:date>
    <dc:creator>Simon Carrignon</dc:creator>
    <meta:editing-duration>PT4H54M47S</meta:editing-duration>
    <meta:editing-cycles>4</meta:editing-cycles>
    <meta:generator>LibreOffice/4.3.3.2$Linux_X86_64 LibreOffice_project/430m0$Build-2</meta:generator>
    <meta:document-statistic meta:object-count="106"/>
  </office:meta>
</office:document-meta>
</file>